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363f5" officeooo:paragraph-rsid="001363f5"/>
    </style:style>
    <style:style style:name="P2" style:family="paragraph" style:parent-style-name="Text_20_body">
      <style:text-properties officeooo:paragraph-rsid="001363f5"/>
    </style:style>
    <style:style style:name="P3" style:family="paragraph" style:parent-style-name="Heading_20_2">
      <style:text-properties officeooo:rsid="001363f5" officeooo:paragraph-rsid="00136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Язык моделирования qzScript</text:h>
      <text:h text:style-name="P3" text:outline-level="2">Общая информация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Викторович Чопоров</meta:initial-creator>
    <meta:creation-date>2015-02-26T19:50:04.775835208</meta:creation-date>
    <meta:generator>LibreOffice/4.2.7.2$Linux_X86_64 LibreOffice_project/420m0$Build-2</meta:generator>
    <dc:date>2015-02-26T19:52:01.048254315</dc:date>
    <dc:creator>Сергей Викторович Чопоров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43" meta:non-whitespace-character-count="40"/>
  </office:meta>
</office:document-meta>
</file>